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aab3b" officeooo:paragraph-rsid="000aab3b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aab3b"/>
    </style:style>
    <style:style style:name="P3" style:family="paragraph" style:parent-style-name="Text_20_body">
      <style:paragraph-properties fo:margin-top="0cm" fo:margin-bottom="0cm" loext:contextual-spacing="false"/>
      <style:text-properties style:font-name="Arial" officeooo:rsid="000aab3b" officeooo:paragraph-rsid="000aab3b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" officeooo:rsid="000aab3b" officeooo:paragraph-rsid="000ecd8c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weight="bold" officeooo:rsid="000aab3b" officeooo:paragraph-rsid="000aab3b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officeooo:rsid="001917ae" officeooo:paragraph-rsid="001917ae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officeooo:rsid="001ba1f1" officeooo:paragraph-rsid="001ba1f1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172eb8"/>
    </style:style>
    <style:style style:name="P9" style:family="paragraph" style:parent-style-name="Text_20_body" style:list-style-name="L2">
      <style:text-properties style:font-name="Arial" officeooo:rsid="000aab3b" officeooo:paragraph-rsid="000bf891"/>
    </style:style>
    <style:style style:name="P10" style:family="paragraph" style:parent-style-name="Text_20_body" style:list-style-name="L2">
      <style:text-properties style:font-name="Arial" officeooo:paragraph-rsid="000bf891"/>
    </style:style>
    <style:style style:name="P11" style:family="paragraph" style:parent-style-name="Text_20_body" style:list-style-name="L2">
      <style:text-properties style:font-name="Arial" officeooo:rsid="00118b8e" officeooo:paragraph-rsid="00118b8e"/>
    </style:style>
    <style:style style:name="P12" style:family="paragraph" style:parent-style-name="Text_20_body">
      <style:text-properties style:font-name="Arial" officeooo:rsid="0024934b" officeooo:paragraph-rsid="0024934b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style:font-name="Arial" officeooo:rsid="0023118f" officeooo:paragraph-rsid="0023118f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officeooo:rsid="001ba1f1" officeooo:paragraph-rsid="001ba1f1"/>
    </style:style>
    <style:style style:name="P15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style:font-name="Arial" officeooo:rsid="001ee97e" officeooo:paragraph-rsid="001ee97e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Arial" officeooo:rsid="001917ae" officeooo:paragraph-rsid="001917ae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Arial" officeooo:rsid="0024934b" officeooo:paragraph-rsid="0024934b"/>
    </style:style>
    <style:style style:name="P18" style:family="paragraph" style:parent-style-name="Heading_20_3">
      <style:paragraph-properties fo:margin-top="0cm" fo:margin-bottom="0cm" loext:contextual-spacing="false"/>
      <style:text-properties style:font-name="Arial" officeooo:rsid="000aab3b" officeooo:paragraph-rsid="000aab3b"/>
    </style:style>
    <style:style style:name="P19" style:family="paragraph" style:parent-style-name="Heading_20_3">
      <style:paragraph-properties fo:margin-top="0cm" fo:margin-bottom="0cm" loext:contextual-spacing="false"/>
      <style:text-properties officeooo:rsid="00172eb8" officeooo:paragraph-rsid="00172eb8"/>
    </style:style>
    <style:style style:name="P20" style:family="paragraph" style:parent-style-name="Heading_20_1">
      <style:paragraph-properties fo:margin-top="0cm" fo:margin-bottom="0cm" loext:contextual-spacing="false"/>
      <style:text-properties officeooo:rsid="000aab3b" officeooo:paragraph-rsid="000aab3b"/>
    </style:style>
    <style:style style:name="T1" style:family="text">
      <style:text-properties officeooo:rsid="000ecd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934b" style:font-weight-asian="bold" style:font-weight-complex="bold"/>
    </style:style>
    <style:style style:name="T4" style:family="text">
      <style:text-properties officeooo:rsid="00118b8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ee97e" style:font-style-asian="italic" style:font-style-complex="italic"/>
    </style:style>
    <style:style style:name="T7" style:family="text">
      <style:text-properties officeooo:rsid="001ba1f1"/>
    </style:style>
    <style:style style:name="T8" style:family="text">
      <style:text-properties officeooo:rsid="001d59e0"/>
    </style:style>
    <style:style style:name="T9" style:family="text">
      <style:text-properties officeooo:rsid="001ee97e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style="normal" style:font-style-asian="normal" style:font-style-complex="normal"/>
    </style:style>
    <style:style style:name="T12" style:family="text">
      <style:text-properties officeooo:rsid="0024934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4934b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UT0 Entrega 4.1</text:h>
      <text:p text:style-name="P2"/>
      <text:h text:style-name="P18" text:outline-level="3">Generador de solitarios</text:h>
      <text:p text:style-name="P3"/>
      <text:p text:style-name="P3"><text:span text:style-name="T2">Representación: </text:span><text:span text:style-name="T1">una lista de C listas en la cual cada sublista está compuesta por números enteros positivos comprendidos entre 1 y 13. </text:span></text:p>
      <text:p text:style-name="P3"><text:span text:style-name="T2">Estado inicial: </text:span><text:span text:style-name="T14">Permutación al azar de la estructura anterior</text:span></text:p>
      <text:p text:style-name="P3"><text:span text:style-name="T2">Función sucesor:</text:span> <text:span text:style-name="T12">Permutación de la mesa de cartas</text:span></text:p>
      <text:p text:style-name="P4"><text:span text:style-name="T2">Test objetivo: </text:span><text:span text:style-name="T14">Existe una secuencia que permite ganar en el solitario (Punto 2)</text:span></text:p>
      <text:p text:style-name="P12"><text:span text:style-name="T2">Estrategia de búsqueda: </text:span><text:span text:style-name="T16">Búsqueda</text:span> aleatoria</text:p>
      <text:p text:style-name="P12"/>
      <text:p text:style-name="P5">Consideraciones</text:p>
      <text:p text:style-name="P5"/>
      <text:list xml:id="list8255555472624243356" text:style-name="L2">
        <text:list-item>
          <text:p text:style-name="P9">C = cantidad de montones en la mesa</text:p>
        </text:list-item>
        <text:list-item>
          <text:p text:style-name="P9">L = lista de enteros positivos en la cual cada posición de la misma hace referencia al montón de cartas comenzando de izquierda a derecha. Ejemplo: <text:s/>L = {5, 8, 6}.</text:p>
          <text:list>
            <text:list-item>
              <text:p text:style-name="P10">El primer montón de izquierda a derecha tiene 5 cartas</text:p>
            </text:list-item>
            <text:list-item>
              <text:p text:style-name="P10">El segundo montón de izquierda a derecha tiene 8 cartas</text:p>
            </text:list-item>
            <text:list-item>
              <text:p text:style-name="P10">El tercer montón de izquierda a derecha tiene 6 cartas</text:p>
            </text:list-item>
          </text:list>
        </text:list-item>
        <text:list-item>
          <text:p text:style-name="P11">M = {1, 2, 3, 4, 5, …, 13}</text:p>
        </text:list-item>
      </text:list>
      <text:p text:style-name="P1"/>
      <text:h text:style-name="P19" text:outline-level="3">Resolver solitario</text:h>
      <text:p text:style-name="P8"/>
      <text:p text:style-name="P6"><text:span text:style-name="T2">Representación: </text:span>lista de enteros positivos comprendidos entre 1 y 13 en la cual cada elemento <text:span text:style-name="T5">i</text:span> de la misma cumple con: <text:span text:style-name="T5">i</text:span> – 1 &lt; <text:span text:style-name="T5">i</text:span> &lt; <text:span text:style-name="T5">i</text:span> + 1 <text:span text:style-name="T9">en caso de que la posición de </text:span><text:span text:style-name="T6">i</text:span><text:span text:style-name="T9"> no sea la primera de la lista.</text:span></text:p>
      <text:p text:style-name="P7"><text:span text:style-name="T2">Estado inicial:</text:span> lista vac<text:span text:style-name="T8">í</text:span>a.</text:p>
      <text:p text:style-name="P7"><text:span text:style-name="T2">Función sucesor: </text:span></text:p>
      <text:list xml:id="list7239469636048584008" text:style-name="L3">
        <text:list-item>
          <text:p text:style-name="P15">Si existe una carta en la mesa que sea adyacente a la carta dada vuelta, agregarla a la lista.</text:p>
        </text:list-item>
        <text:list-item>
          <text:p text:style-name="P15">En caso contrario, agregar a la lista una carta del mazo.</text:p>
        </text:list-item>
      </text:list>
      <text:p text:style-name="P16"><text:span text:style-name="T2">Test objetivo:</text:span> <text:span text:style-name="T7">la mesa está vacía y el mazo tiene al menos una carta.</text:span></text:p>
      <text:p text:style-name="P17"><text:span text:style-name="T2">Estrategia de búsqueda:</text:span> Búsqueda en amplitu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3:13:49.150000000</meta:creation-date>
    <dc:date>2018-03-18T20:16:50.742308110</dc:date>
    <meta:editing-duration>PT1H4M58S</meta:editing-duration>
    <meta:editing-cycles>22</meta:editing-cycles>
    <meta:generator>LibreOffice/5.2.7.2$Linux_X86_64 LibreOffice_project/20m0$Build-2</meta:generator>
    <meta:document-statistic meta:table-count="0" meta:image-count="0" meta:object-count="0" meta:page-count="1" meta:paragraph-count="22" meta:word-count="254" meta:character-count="1343" meta:non-whitespace-character-count="1117"/>
  </office:meta>
</office:document-meta>
</file>